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伏地挺身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仰臥起坐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深蹲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拉單槓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跑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跳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5">0000/00/00</text:date>, <text:time style:data-style-name="N2" text:time-value="12:13:22.25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3.1$Windows_X86_64 LibreOffice_project/d7547858d014d4cf69878db179d326fc3483e082</meta:generator>
    <dc:date>2024-09-25T13:14:14.318000000</dc:date>
    <meta:editing-duration>PT51M</meta:editing-duration>
    <meta:editing-cycles>2</meta:editing-cycles>
    <meta:document-statistic meta:table-count="1" meta:cell-count="12" meta:object-count="0"/>
  </office:meta>
</office:document-meta>
</file>